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draw:auto-grow-height="true" fo:min-height="4.963cm"/>
    </style:style>
    <style:style style:name="pr2" style:family="presentation" style:parent-style-name="Nature_5f_Illustration-subtitle">
      <style:graphic-properties draw:fill-color="#ffffff" draw:auto-grow-height="true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Weekend Decider 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Developed by: Bo &amp; Soph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Demo</text:p>
              </text:list-item>
              <text:list-item>
                <text:p>Extensions</text:p>
              </text:list-item>
              <text:list-item>
                <text:p>Challenges</text:p>
              </text:list-item>
              <text:list-item>
                <text:p>Favou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how history of weekend activities</text:p>
              </text:list-item>
              <text:list-item>
                <text:p>Create nicer looking user interface in terminal</text:p>
              </text:list-item>
              <text:list-item>
                <text:p>Port the concept to mobile ap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allenges</text:p>
          </draw:text-box>
        </draw:frame>
        <draw:frame presentation:style-name="pr5" draw:layer="layout" svg:width="25.199cm" svg:height="13.486cm" svg:x="1.4cm" svg:y="4.814cm" presentation:class="outline" presentation:user-transformed="true">
          <draw:text-box>
            <text:list text:style-name="L2">
              <text:list-item>
                <text:p>Implementing a data structure in a class that makes sense (2d array vs an array of hashes?)</text:p>
              </text:list-item>
              <text:list-item>
                <text:p>Clash of ideas of the app features</text:p>
              </text:list-item>
              <text:list-item>
                <text:p>Misplacing return </text:p>
              </text:list-item>
              <text:list-item>
                <text:p>Implementing TDD that handles I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vourite part of the project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eeing the progression of the app’s functionality</text:p>
              </text:list-item>
              <text:list-item>
                <text:p>Learning </text:p>
              </text:list-item>
              <text:list-item>
                <text:p>Overcoming certain barriers in the projec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23:52.279795039</meta:creation-date>
    <meta:editing-duration>PT4M55S</meta:editing-duration>
    <meta:editing-cycles>2</meta:editing-cycles>
    <meta:generator>LibreOffice/6.0.3.2$Linux_X86_64 LibreOffice_project/00m0$Build-2</meta:generator>
    <dc:title>Nature Illustration</dc:title>
    <dc:date>2018-09-05T22:20:40.861423408</dc:date>
    <meta:document-statistic meta:object-count="56"/>
  </office:meta>
</office:document-meta>
</file>